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Roman10" svg:font-family="LMRoman10"/>
    <style:font-face style:name="LMMathItalic10-Regular1" svg:font-family="LMMathItalic10-Regular" style:font-family-generic="script"/>
    <style:font-face style:name="Arial1" svg:font-family="Arial" style:font-family-generic="swiss"/>
    <style:font-face style:name="LMMathItalic10-Regular" svg:font-family="LMMathItalic10-Regular" style:font-family-generic="roman" style:font-pitch="variable"/>
    <style:font-face style:name="LMMathSymbols10-Regular" svg:font-family="LMMathSymbols10-Regular" style:font-family-generic="roman" style:font-pitch="variable"/>
    <style:font-face style:name="LMRoman10-Bold" svg:font-family="LMRoman10-Bold" style:font-family-generic="roman" style:font-pitch="variable"/>
    <style:font-face style:name="LMRoman10-Regular" svg:font-family="LMRoman10-Regular" style:font-family-generic="roman" style:font-pitch="variable"/>
    <style:font-face style:name="Liberation Serif" svg:font-family="'Liberation Serif'" style:font-family-generic="roman" style:font-pitch="variable"/>
    <style:font-face style:name="MSBM10" svg:font-family="MSBM10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51cm" style:rel-column-width="16384*"/>
    </style:style>
    <style:style style:name="Tabelle1.D" style:family="table-column">
      <style:table-column-properties style:column-width="4.249cm" style:rel-column-width="1638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8.908cm" table:align="left"/>
    </style:style>
    <style:style style:name="Tabelle2.A" style:family="table-column">
      <style:table-column-properties style:column-width="3.193cm"/>
    </style:style>
    <style:style style:name="Tabelle2.B" style:family="table-column">
      <style:table-column-properties style:column-width="5.71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8.908cm" table:align="left"/>
    </style:style>
    <style:style style:name="Tabelle3.A" style:family="table-column">
      <style:table-column-properties style:column-width="3.193cm"/>
    </style:style>
    <style:style style:name="Tabelle3.B" style:family="table-column">
      <style:table-column-properties style:column-width="5.715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0d14c3" officeooo:paragraph-rsid="000d14c3"/>
    </style:style>
    <style:style style:name="P2" style:family="paragraph" style:parent-style-name="Text_20_body">
      <style:text-properties officeooo:rsid="000d14c3" officeooo:paragraph-rsid="000d14c3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0d14c3" officeooo:paragraph-rsid="000d14c3" style:font-weight-asian="bold" style:font-weight-complex="bold"/>
    </style:style>
    <style:style style:name="P4" style:family="paragraph" style:parent-style-name="Text_20_body">
      <style:text-properties style:text-underline-style="none" fo:font-weight="normal" officeooo:rsid="000dafd4" officeooo:paragraph-rsid="000dafd4" style:font-weight-asian="normal" style:font-weight-complex="normal"/>
    </style:style>
    <style:style style:name="P5" style:family="paragraph" style:parent-style-name="Text_20_body">
      <style:text-properties style:text-underline-style="none" fo:font-weight="normal" officeooo:rsid="000e8b4f" officeooo:paragraph-rsid="000e8b4f" style:font-weight-asian="normal" style:font-weight-complex="normal"/>
    </style:style>
    <style:style style:name="P6" style:family="paragraph" style:parent-style-name="Text_20_body">
      <style:text-properties style:text-underline-style="none" fo:font-weight="normal" officeooo:rsid="000ec464" officeooo:paragraph-rsid="000ec464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0f2779" officeooo:paragraph-rsid="000f2779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100637" officeooo:paragraph-rsid="00100637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11890d" officeooo:paragraph-rsid="0011890d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11a6eb" officeooo:paragraph-rsid="0011a6e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officeooo:paragraph-rsid="0033ec83"/>
    </style:style>
    <style:style style:name="P13" style:family="paragraph" style:parent-style-name="Standard">
      <style:text-properties style:text-underline-style="none" fo:font-weight="normal" officeooo:rsid="0018a70a" officeooo:paragraph-rsid="0018a70a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2af88" officeooo:paragraph-rsid="0032af88" style:font-weight-asian="normal" style:font-weight-complex="normal"/>
    </style:style>
    <style:style style:name="P15" style:family="paragraph" style:parent-style-name="Standard">
      <style:text-properties style:font-name="Liberation Serif" fo:font-size="12pt" style:text-underline-style="none" fo:font-weight="normal" officeooo:rsid="0018a70a" officeooo:paragraph-rsid="0018a70a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de69a" officeooo:paragraph-rsid="001de69a" style:font-size-asian="10.5pt" style:font-weight-asian="bold" style:font-size-complex="12pt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8a70a" officeooo:paragraph-rsid="0018a70a" style:font-weight-asian="bold" style:font-weight-complex="bold"/>
    </style:style>
    <style:style style:name="P18" style:family="paragraph" style:parent-style-name="Standard">
      <style:text-properties officeooo:paragraph-rsid="0032af88"/>
    </style:style>
    <style:style style:name="P19" style:family="paragraph" style:parent-style-name="Standard">
      <style:paragraph-properties fo:text-align="start" style:justify-single-word="false"/>
      <style:text-properties fo:font-weight="bold" officeooo:rsid="0032af88" officeooo:paragraph-rsid="0032af88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32af88" officeooo:paragraph-rsid="0033ec83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rsid="0033ec83" officeooo:paragraph-rsid="0033ec83"/>
    </style:style>
    <style:style style:name="P22" style:family="paragraph" style:parent-style-name="Text_20_body">
      <style:text-properties style:text-underline-style="none" fo:font-weight="normal" officeooo:rsid="0011a6eb" officeooo:paragraph-rsid="0011a6eb" style:font-weight-asian="normal" style:font-weight-complex="normal"/>
    </style:style>
    <style:style style:name="P23" style:family="paragraph" style:parent-style-name="Text_20_body">
      <style:text-properties style:text-underline-style="none" fo:font-weight="normal" officeooo:rsid="001699db" officeooo:paragraph-rsid="001699db" style:font-weight-asian="normal" style:font-weight-complex="normal"/>
    </style:style>
    <style:style style:name="P24" style:family="paragraph" style:parent-style-name="Text_20_body">
      <style:text-properties style:text-underline-style="none" fo:font-weight="normal" officeooo:rsid="00181207" officeooo:paragraph-rsid="00181207" style:font-weight-asian="normal" style:font-weight-complex="normal"/>
    </style:style>
    <style:style style:name="P25" style:family="paragraph" style:parent-style-name="Text_20_body">
      <style:text-properties style:text-underline-style="none" fo:font-weight="normal" officeooo:rsid="0026c422" officeooo:paragraph-rsid="0026c422" style:font-weight-asian="normal" style:font-weight-complex="normal"/>
    </style:style>
    <style:style style:name="P26" style:family="paragraph" style:parent-style-name="Text_20_body">
      <style:text-properties style:text-underline-style="none" fo:font-weight="normal" officeooo:rsid="00282dec" officeooo:paragraph-rsid="00282dec" style:font-weight-asian="normal" style:font-weight-complex="normal"/>
    </style:style>
    <style:style style:name="P27" style:family="paragraph" style:parent-style-name="Text_20_body">
      <style:text-properties style:text-underline-style="none" fo:font-weight="normal" officeooo:rsid="002efee7" officeooo:paragraph-rsid="002efee7" style:font-weight-asian="normal" style:font-weight-complex="normal"/>
    </style:style>
    <style:style style:name="P28" style:family="paragraph" style:parent-style-name="Text_20_body">
      <style:text-properties style:text-underline-style="none" fo:font-weight="normal" officeooo:rsid="00354b84" officeooo:paragraph-rsid="00354b84" style:font-weight-asian="normal" style:font-weight-complex="normal"/>
    </style:style>
    <style:style style:name="P29" style:family="paragraph" style:parent-style-name="Text_20_body">
      <style:text-properties style:text-underline-style="none" fo:font-weight="bold" officeooo:rsid="00149b83" officeooo:paragraph-rsid="00149b83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rsid="00129ed8" officeooo:paragraph-rsid="00129ed8" style:font-weight-asian="bold" style:font-weight-complex="bold"/>
    </style:style>
    <style:style style:name="P31" style:family="paragraph" style:parent-style-name="Table_20_Contents">
      <style:text-properties officeooo:rsid="0013d215" officeooo:paragraph-rsid="0013d215"/>
    </style:style>
    <style:style style:name="P32" style:family="paragraph" style:parent-style-name="Table_20_Contents">
      <style:text-properties officeooo:rsid="0013d215" officeooo:paragraph-rsid="00149b83"/>
    </style:style>
    <style:style style:name="P33" style:family="paragraph" style:parent-style-name="Table_20_Contents">
      <style:text-properties officeooo:rsid="00149b83" officeooo:paragraph-rsid="00149b83"/>
    </style:style>
    <style:style style:name="P34" style:family="paragraph" style:parent-style-name="Table_20_Contents">
      <style:text-properties style:font-name="Liberation Serif" fo:font-size="12pt" officeooo:rsid="001bc65c" officeooo:paragraph-rsid="001bc65c" style:font-size-asian="12pt" style:font-size-complex="12pt"/>
    </style:style>
    <style:style style:name="P35" style:family="paragraph" style:parent-style-name="Table_20_Contents">
      <style:text-properties style:font-name="Liberation Serif" fo:font-size="12pt" officeooo:rsid="001c9e94" officeooo:paragraph-rsid="001c9e94" style:font-size-asian="12pt" style:font-size-complex="12pt"/>
    </style:style>
    <style:style style:name="P36" style:family="paragraph" style:parent-style-name="Table_20_Contents">
      <style:text-properties style:font-name="Liberation Serif" fo:font-size="12pt" officeooo:rsid="0020d7d2" style:font-size-asian="12pt" style:font-size-complex="12pt"/>
    </style:style>
    <style:style style:name="P37" style:family="paragraph" style:parent-style-name="Table_20_Contents">
      <style:text-properties style:font-name="Liberation Serif" fo:font-size="12pt" officeooo:rsid="0020d7d2" officeooo:paragraph-rsid="0020d7d2" style:font-size-asian="12pt" style:font-size-complex="12pt"/>
    </style:style>
    <style:style style:name="P38" style:family="paragraph" style:parent-style-name="Table_20_Contents">
      <style:text-properties style:font-name="Liberation Serif" fo:font-size="12pt" officeooo:rsid="00256b6d" officeooo:paragraph-rsid="00256b6d" style:font-size-asian="12pt" style:font-size-complex="12pt"/>
    </style:style>
    <style:style style:name="P39" style:family="paragraph" style:parent-style-name="Table_20_Contents">
      <style:text-properties style:font-name="Liberation Serif" fo:font-size="12pt" officeooo:rsid="0033ec83" officeooo:paragraph-rsid="00347e76" style:font-size-asian="12pt" style:font-size-complex="12pt"/>
    </style:style>
    <style:style style:name="P40" style:family="paragraph" style:parent-style-name="Table_20_Contents">
      <style:text-properties officeooo:rsid="00282dec" officeooo:paragraph-rsid="00282dec"/>
    </style:style>
    <style:style style:name="P41" style:family="paragraph" style:parent-style-name="Table_20_Contents">
      <style:text-properties officeooo:rsid="0030f6e2" officeooo:paragraph-rsid="0030f6e2"/>
    </style:style>
    <style:style style:name="P42" style:family="paragraph">
      <loext:graphic-properties draw:fill-color="#000000"/>
      <style:paragraph-properties fo:text-align="center"/>
    </style:style>
    <style:style style:name="P43" style:family="paragraph">
      <style:paragraph-properties fo:text-align="center"/>
    </style:style>
    <style:style style:name="T1" style:family="text">
      <style:text-properties officeooo:rsid="000e8b4f"/>
    </style:style>
    <style:style style:name="T2" style:family="text">
      <style:text-properties officeooo:rsid="000ec464"/>
    </style:style>
    <style:style style:name="T3" style:family="text">
      <style:text-properties officeooo:rsid="00100637"/>
    </style:style>
    <style:style style:name="T4" style:family="text">
      <style:text-properties officeooo:rsid="00149b83"/>
    </style:style>
    <style:style style:name="T5" style:family="text">
      <style:text-properties style:font-name="LMRoman10-Bold" fo:font-size="10pt" fo:font-weight="bold" style:font-size-asian="10pt" style:font-weight-asian="bold"/>
    </style:style>
    <style:style style:name="T6" style:family="text">
      <style:text-properties style:font-name="LMRoman10-Bold" fo:font-size="10pt" style:text-underline-style="none" fo:font-weight="bold" officeooo:rsid="0032af88" style:font-size-asian="10pt" style:font-weight-asian="bold" style:font-weight-complex="normal"/>
    </style:style>
    <style:style style:name="T7" style:family="text">
      <style:text-properties style:font-name="LMMathItalic10-Regular" fo:font-size="10pt" fo:font-style="italic" style:font-size-asian="10pt" style:font-style-asian="italic"/>
    </style:style>
    <style:style style:name="T8" style:family="text">
      <style:text-properties style:font-name="LMMathItalic10-Regular" fo:font-size="10pt" fo:font-style="italic" officeooo:rsid="0032af88" style:font-size-asian="10pt" style:font-style-asian="italic"/>
    </style:style>
    <style:style style:name="T9" style:family="text">
      <style:text-properties style:font-name="LMMathItalic10-Regular" fo:font-size="10pt" fo:font-style="italic" style:text-underline-style="none" fo:font-weight="normal" officeooo:rsid="0032af88" style:font-size-asian="10pt" style:font-style-asian="italic" style:font-weight-asian="normal" style:font-weight-complex="normal"/>
    </style:style>
    <style:style style:name="T10" style:family="text">
      <style:text-properties style:font-name="LMMathItalic10-Regular" fo:font-size="10pt" fo:font-style="italic" fo:font-weight="normal" officeooo:rsid="0032af88" style:font-size-asian="10pt" style:font-style-asian="italic" style:font-weight-asian="normal" style:font-weight-complex="normal"/>
    </style:style>
    <style:style style:name="T11" style:family="text">
      <style:text-properties style:font-name="LMMathSymbols10-Regular" fo:font-size="10pt" fo:font-style="italic" style:font-size-asian="10pt" style:font-style-asian="italic"/>
    </style:style>
    <style:style style:name="T12" style:family="text">
      <style:text-properties style:font-name="LMMathSymbols10-Regular" fo:font-size="10pt" fo:font-style="italic" officeooo:rsid="0032af88" style:font-size-asian="10pt" style:font-style-asian="italic"/>
    </style:style>
    <style:style style:name="T13" style:family="text">
      <style:text-properties style:font-name="LMMathSymbols10-Regular" fo:font-size="10pt" fo:font-style="italic" fo:font-weight="normal" style:font-size-asian="10pt" style:font-style-asian="italic" style:font-weight-asian="normal" style:font-weight-complex="normal"/>
    </style:style>
    <style:style style:name="T14" style:family="text">
      <style:text-properties style:font-name="LMMathSymbols10-Regular" fo:font-size="10pt" fo:font-style="italic" fo:font-weight="normal" officeooo:rsid="0033ec83" style:font-size-asian="10pt" style:font-style-asian="italic" style:font-weight-asian="normal" style:font-weight-complex="normal"/>
    </style:style>
    <style:style style:name="T15" style:family="text">
      <style:text-properties style:font-name="LMMathSymbols10-Regular" fo:font-size="10pt" style:text-underline-style="none" fo:font-weight="normal" officeooo:rsid="0032af88" style:font-size-asian="10pt" style:font-weight-asian="normal" style:font-weight-complex="normal"/>
    </style:style>
    <style:style style:name="T16" style:family="text">
      <style:text-properties style:font-name="MSBM10" fo:font-size="10pt" style:text-underline-style="none" fo:font-weight="normal" officeooo:rsid="0032af88" style:font-size-asian="10pt" style:font-weight-asian="normal" style:font-weight-complex="normal"/>
    </style:style>
    <style:style style:name="T17" style:family="text">
      <style:text-properties style:font-name="LMRoman10-Regular" fo:font-size="10pt" style:font-size-asian="10pt"/>
    </style:style>
    <style:style style:name="T18" style:family="text">
      <style:text-properties style:font-name="LMRoman10-Regular" fo:font-size="10pt" officeooo:rsid="0033ec83" style:font-size-asian="10pt"/>
    </style:style>
    <style:style style:name="T19" style:family="text">
      <style:text-properties style:font-name="LMRoman10-Regular" fo:font-size="10pt" fo:font-weight="normal" style:font-size-asian="10pt" style:font-weight-asian="normal" style:font-weight-complex="normal"/>
    </style:style>
    <style:style style:name="T20" style:family="text">
      <style:text-properties style:font-name="LMRoman10-Regular" fo:font-size="10pt" fo:font-weight="normal" officeooo:rsid="0033ec83" style:font-size-asian="10pt" style:font-weight-asian="normal" style:font-weight-complex="normal"/>
    </style:style>
    <style:style style:name="T21" style:family="text">
      <style:text-properties style:font-name="LMRoman10-Regular" fo:font-size="10pt" fo:font-weight="bold" officeooo:rsid="0032af88" style:font-size-asian="10pt" style:font-weight-asian="bold" style:font-weight-complex="bold"/>
    </style:style>
    <style:style style:name="T22" style:family="text">
      <style:text-properties style:font-name="LMRoman10-Regular" fo:font-size="10pt" fo:font-weight="bold" officeooo:rsid="0033ec83" style:font-size-asian="10pt" style:font-weight-asian="bold" style:font-weight-complex="bold"/>
    </style:style>
    <style:style style:name="T23" style:family="text">
      <style:text-properties style:font-name="LMRoman10-Regular" fo:font-size="10pt" fo:font-weight="bold" officeooo:rsid="0033ec83" style:font-size-asian="10pt" style:font-weight-asian="bold"/>
    </style:style>
    <style:style style:name="T24" style:family="text">
      <style:text-properties fo:font-variant="normal" fo:text-transform="none" fo:color="#545454" style:font-name="LMMathItalic10-Regular" fo:font-size="10pt" fo:letter-spacing="normal" fo:font-style="italic" style:font-size-asian="10pt" style:font-style-asian="italic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officeooo:rsid="001edcfb"/>
    </style:style>
    <style:style style:name="T27" style:family="text">
      <style:text-properties officeooo:rsid="0020d7d2"/>
    </style:style>
    <style:style style:name="T28" style:family="text">
      <style:text-properties officeooo:rsid="00239861"/>
    </style:style>
    <style:style style:name="T29" style:family="text">
      <style:text-properties officeooo:rsid="00297747"/>
    </style:style>
    <style:style style:name="T30" style:family="text">
      <style:text-properties officeooo:rsid="002abb80"/>
    </style:style>
    <style:style style:name="T31" style:family="text">
      <style:text-properties officeooo:rsid="002c773d"/>
    </style:style>
    <style:style style:name="T32" style:family="text">
      <style:text-properties officeooo:rsid="002ed4c8"/>
    </style:style>
    <style:style style:name="T33" style:family="text">
      <style:text-properties officeooo:rsid="0033ec83"/>
    </style:style>
    <style:style style:name="T34" style:family="text">
      <style:text-properties style:font-name="LMMathItalic10-Regular1" fo:font-size="10pt" fo:font-style="italic" fo:font-weight="normal" officeooo:rsid="0033ec83" style:font-size-asian="10pt" style:font-style-asian="italic" style:font-weight-asian="normal" style:font-style-complex="italic" style:font-weight-complex="normal"/>
    </style:style>
    <style:style style:name="T35" style:family="text">
      <style:text-properties officeooo:rsid="00347e76"/>
    </style:style>
    <style:style style:name="T36" style:family="text">
      <style:text-properties officeooo:rsid="0034d6be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 2</text:p>
      <text:p text:style-name="P2"/>
      <text:p text:style-name="P3">Aufgabe 5:</text:p>
      <text:p text:style-name="P4">1) <text:span text:style-name="T1">Ja</text:span></text:p>
      <text:p text:style-name="P5">2) Ja</text:p>
      <text:p text:style-name="P5">3) Nein, ++ ist ein <text:span text:style-name="T31">unärer Operator</text:span>, die 4 kann nicht gelesen werden</text:p>
      <text:p text:style-name="P6">4) <text:span text:style-name="T29">Nein, man darf kein Komma verwenden, da gehört ein Punkt hin (5 * 0.03)</text:span></text:p>
      <text:p text:style-name="P5"><text:span text:style-name="T2">5</text:span>) zwischen der 5 und dem y steht kein arithmetischer operator</text:p>
      <text:p text:style-name="P6">6) <text:span text:style-name="T29">Ja</text:span></text:p>
      <text:p text:style-name="P6">7) Ja</text:p>
      <text:p text:style-name="P6">8) Modulo ist nur <text:span text:style-name="T32">bei</text:span> integern möglich</text:p>
      <text:p text:style-name="P6">9) 4</text:p>
      <text:p text:style-name="P7">10) – 4.333333</text:p>
      <text:p text:style-name="P7">11) <text:span text:style-name="T3">-32</text:span></text:p>
      <text:p text:style-name="P8">12) 32</text:p>
      <text:p text:style-name="P8">13) 5</text:p>
      <text:p text:style-name="P8">14) -47</text:p>
      <text:p text:style-name="P8">15) 8</text:p>
      <text:p text:style-name="P9">16) 5</text:p>
      <text:p text:style-name="P9">17) 3</text:p>
      <text:p text:style-name="P9">18) 33</text:p>
      <text:p text:style-name="P10">19) 0</text:p>
      <text:p text:style-name="P10">20) <text:span text:style-name="T30">2</text:span></text:p>
      <text:p text:style-name="P30">Aufgabe 7:</text:p>
      <text:p text:style-name="P23">a)</text:p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31">1.</text:p>
          </table:table-cell>
          <table:table-cell table:style-name="Tabelle1.A1" office:value-type="string">
            <text:p text:style-name="P31">2.</text:p>
          </table:table-cell>
          <table:table-cell table:style-name="Tabelle1.A1" office:value-type="string">
            <text:p text:style-name="P31">3.</text:p>
          </table:table-cell>
          <table:table-cell table:style-name="Tabelle1.D1" office:value-type="string">
            <text:p text:style-name="P41">4.</text:p>
          </table:table-cell>
        </table:table-row>
        <table:table-row>
          <table:table-cell table:style-name="Tabelle1.A2" office:value-type="string">
            <text:p text:style-name="P31">x = 42 <text:s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1">y = 12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3">42 + 1 &gt; 12?</text:p>
          </table:table-cell>
          <table:table-cell table:style-name="Tabelle1.A2" office:value-type="string">
            <text:p text:style-name="P33">30 + 1 &gt; 12?</text:p>
          </table:table-cell>
          <table:table-cell table:style-name="Tabelle1.A2" office:value-type="string">
            <text:p text:style-name="P33">18 + 1 &gt; 12?</text:p>
          </table:table-cell>
          <table:table-cell table:style-name="Tabelle1.D2" office:value-type="string">
            <text:p text:style-name="P33">6 + 1 &gt; 12?</text:p>
          </table:table-cell>
        </table:table-row>
        <table:table-row>
          <table:table-cell table:style-name="Tabelle1.A2" office:value-type="string">
            <text:p text:style-name="P32"><text:span text:style-name="T4">x</text:span> = <text:span text:style-name="T4">42 – 12 = 30</text:span> </text:p>
          </table:table-cell>
          <table:table-cell table:style-name="Tabelle1.A2" office:value-type="string">
            <text:p text:style-name="P33">x = 30 – 12 = 18</text:p>
          </table:table-cell>
          <table:table-cell table:style-name="Tabelle1.A2" office:value-type="string">
            <text:p text:style-name="P33">x = 18 – 12 = 6</text:p>
          </table:table-cell>
          <table:table-cell table:style-name="Tabelle1.D2" office:value-type="string">
            <text:p text:style-name="Table_20_Contents">*</text:p>
          </table:table-cell>
        </table:table-row>
        <text:soft-page-break/>
        <table:table-row>
          <table:table-cell table:style-name="Tabelle1.A2" office:value-type="string">
            <text:p text:style-name="P33">y = 12</text:p>
          </table:table-cell>
          <table:table-cell table:style-name="Tabelle1.A2" office:value-type="string">
            <text:p text:style-name="P33">y = 12</text:p>
          </table:table-cell>
          <table:table-cell table:style-name="Tabelle1.A2" office:value-type="string">
            <text:p text:style-name="P33">y = 12</text:p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P29">→ *Ausgabe: 6</text:p>
      <text:p text:style-name="P27">Die Funktion berechnet den Modulo</text:p>
      <text:p text:style-name="P24">c)</text:p>
      <text:p text:style-name="P18"><text:span text:style-name="T6">Eingabe : </text:span><text:span text:style-name="T9">a </text:span><text:span text:style-name="T24">∈</text:span><text:span text:style-name="T15"> </text:span><text:span text:style-name="T16">N</text:span></text:p>
      <text:p text:style-name="P11"><text:span text:style-name="T7">b </text:span><text:span text:style-name="T12">← 2</text:span><text:span text:style-name="T17">;</text:span></text:p>
      <text:p text:style-name="P21"><text:span text:style-name="T17">c <text:s/></text:span><text:span text:style-name="T12">← </text:span><text:span text:style-name="T11">0;</text:span></text:p>
      <text:p text:style-name="P12"><text:span text:style-name="T5">solange <text:s/></text:span><text:span text:style-name="T34">b</text:span><text:span text:style-name="T10"> </text:span><text:span text:style-name="T8">&lt; a</text:span><text:span text:style-name="T17"> </text:span><text:span text:style-name="T5">tue</text:span></text:p>
      <text:p text:style-name="P19"><draw:path text:anchor-type="paragraph" draw:z-index="0" draw:name="Form1" draw:style-name="gr1" draw:text-style-name="P42" svg:width="0.027cm" svg:height="1.269cm" svg:x="0.385cm" svg:y="0.157cm" svg:viewBox="0 0 28 1270" svg:d="M19 0c32 340-30 681-17 1023v176 71"><text:p/></draw:path><text:span text:style-name="T17"><text:tab/>wenn </text:span><text:span text:style-name="T19">a % b == 0 </text:span><text:span text:style-name="T17">dann</text:span></text:p>
      <text:p text:style-name="P20"><draw:polyline text:anchor-type="paragraph" draw:z-index="1" draw:name="Form2" draw:style-name="gr2" draw:text-style-name="P43" svg:width="0.352cm" svg:height="0.317cm" svg:x="1.656cm" svg:y="0.035cm" svg:viewBox="0 0 353 318" draw:points="0,0 0,318 318,318 353,318"><text:p/></draw:polyline><text:span text:style-name="T17"><text:tab/><text:tab/></text:span><text:span text:style-name="T20">c </text:span><text:span text:style-name="T13">← </text:span><text:span text:style-name="T14">1;</text:span></text:p>
      <text:p text:style-name="P12"><text:span text:style-name="T21"><text:tab/></text:span><text:span text:style-name="T22">sonst </text:span></text:p>
      <text:p text:style-name="P12"><draw:polyline text:anchor-type="paragraph" draw:z-index="2" draw:name="Form2" draw:style-name="gr2" draw:text-style-name="P43" svg:width="0.352cm" svg:height="0.317cm" svg:x="1.656cm" svg:y="0.035cm" svg:viewBox="0 0 353 318" draw:points="0,0 0,318 318,318 353,318"><text:p/></draw:polyline><text:span text:style-name="T22"><text:tab/><text:tab/></text:span><text:span text:style-name="T20">b = b + 1;</text:span></text:p>
      <text:p text:style-name="P14"><text:span text:style-name="T5">Ausgabe : </text:span><text:span text:style-name="T23">&lt;</text:span><text:span text:style-name="T18">c&gt;</text:span></text:p>
      <text:p text:style-name="P14"><text:span text:style-name="T17"/></text:p>
      <text:p text:style-name="P15">d)</text:p>
      <text:p text:style-name="P15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4">Adresse</text:p>
          </table:table-cell>
          <table:table-cell table:style-name="Tabelle2.B1" office:value-type="string">
            <text:p text:style-name="P34">Befehl</text:p>
          </table:table-cell>
        </table:table-row>
        <table:table-row>
          <table:table-cell table:style-name="Tabelle2.A2" office:value-type="string">
            <text:p text:style-name="P35">400<text:span text:style-name="T28">0</text:span></text:p>
          </table:table-cell>
          <table:table-cell table:style-name="Tabelle2.B2" office:value-type="string">
            <text:p text:style-name="P35">INIT <text:span text:style-name="T26">2000</text:span></text:p>
          </table:table-cell>
        </table:table-row>
        <table:table-row>
          <table:table-cell table:style-name="Tabelle2.A2" office:value-type="string">
            <text:p text:style-name="P35">400<text:span text:style-name="T28">1</text:span></text:p>
          </table:table-cell>
          <table:table-cell table:style-name="Tabelle2.B2" office:value-type="string">
            <text:p text:style-name="P35">SPRUNG <text:span text:style-name="T27">1000</text:span>, <text:span text:style-name="T27">4010</text:span></text:p>
          </table:table-cell>
        </table:table-row>
        <table:table-row>
          <table:table-cell table:style-name="Tabelle2.A2" office:value-type="string">
            <text:p text:style-name="P35">400<text:span text:style-name="T28">2</text:span></text:p>
          </table:table-cell>
          <table:table-cell table:style-name="Tabelle2.B2" office:value-type="string">
            <text:p text:style-name="P35">DEKREMENT 1000</text:p>
          </table:table-cell>
        </table:table-row>
        <table:table-row>
          <table:table-cell table:style-name="Tabelle2.A2" office:value-type="string">
            <text:p text:style-name="P39"><text:span text:style-name="T35">40</text:span>03</text:p>
          </table:table-cell>
          <table:table-cell table:style-name="Tabelle2.B2" office:value-type="string">
            <text:p text:style-name="P39">INIT 3000</text:p>
          </table:table-cell>
        </table:table-row>
        <table:table-row>
          <table:table-cell table:style-name="Tabelle2.A2" office:value-type="string">
            <text:p text:style-name="P35">400<text:span text:style-name="T33">4</text:span></text:p>
          </table:table-cell>
          <table:table-cell table:style-name="Tabelle2.B2" office:value-type="string">
            <text:p text:style-name="P37">ADD 3000, 2000</text:p>
          </table:table-cell>
        </table:table-row>
        <table:table-row>
          <table:table-cell table:style-name="Tabelle2.A2" office:value-type="string">
            <text:p text:style-name="P37">400<text:span text:style-name="T33">5</text:span></text:p>
          </table:table-cell>
          <table:table-cell table:style-name="Tabelle2.B2" office:value-type="string">
            <text:p text:style-name="P37">ADD 3000, 1000</text:p>
          </table:table-cell>
        </table:table-row>
        <table:table-row>
          <table:table-cell table:style-name="Tabelle2.A2" office:value-type="string">
            <text:p text:style-name="P37">400<text:span text:style-name="T33">6</text:span></text:p>
          </table:table-cell>
          <table:table-cell table:style-name="Tabelle2.B2" office:value-type="string">
            <text:p text:style-name="P37">ADD 2000, 3000</text:p>
          </table:table-cell>
        </table:table-row>
        <table:table-row>
          <table:table-cell table:style-name="Tabelle2.A2" office:value-type="string">
            <text:p text:style-name="P36">400<text:span text:style-name="T33">7</text:span></text:p>
          </table:table-cell>
          <table:table-cell table:style-name="Tabelle2.B2" office:value-type="string">
            <text:p text:style-name="P37">ADD 2000, 3000</text:p>
          </table:table-cell>
        </table:table-row>
        <table:table-row>
          <table:table-cell table:style-name="Tabelle2.A2" office:value-type="string">
            <text:p text:style-name="P37">400<text:span text:style-name="T33">8</text:span></text:p>
          </table:table-cell>
          <table:table-cell table:style-name="Tabelle2.B2" office:value-type="string">
            <text:p text:style-name="P37">ADD 2000, 3000</text:p>
          </table:table-cell>
        </table:table-row>
        <table:table-row>
          <table:table-cell table:style-name="Tabelle2.A2" office:value-type="string">
            <text:p text:style-name="P38">400<text:span text:style-name="T33">9</text:span></text:p>
          </table:table-cell>
          <table:table-cell table:style-name="Tabelle2.B2" office:value-type="string">
            <text:p text:style-name="P38">SPRUNG 4001</text:p>
          </table:table-cell>
        </table:table-row>
        <table:table-row>
          <table:table-cell table:style-name="Tabelle2.A2" office:value-type="string">
            <text:p text:style-name="P37">40<text:span text:style-name="T33">10</text:span></text:p>
          </table:table-cell>
          <table:table-cell table:style-name="Tabelle2.B2" office:value-type="string">
            <text:p text:style-name="P37">AUSGABE 2000</text:p>
          </table:table-cell>
        </table:table-row>
      </table:table>
      <text:p text:style-name="P15"/>
      <text:p text:style-name="P13"><text:span text:style-name="T17"/></text:p>
      <text:p text:style-name="P16">Aufgabe 8</text:p>
      <text:p text:style-name="P16"><text:span text:style-name="T25"/></text:p>
      <text:p text:style-name="P16"><text:span text:style-name="T25">a) </text:span></text:p>
      <text:p text:style-name="P17"><text:span text:style-name="T17"/></text:p>
      <text:p text:style-name="P25">Es wird 20 ausgegeben. Das Programm addiert in einer while schleife <text:span text:style-name="T36">zur</text:span> SZ 1008 <text:span text:style-name="T36">eine</text:span> 4 und subtrahiert 1 von der SZ 1006, somit kommen bei einem anfänglichen Wert von 5 bei SZ 1006 5 Schleifendurchläufe zusammen, daraus folgt die Rechnung 4*5 = 20. <text:span text:style-name="T36">Das ist ein Programm zur Berechnung einer Multiplikation.</text:span></text:p>
      <text:p text:style-name="P25">b)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0">Adresse</text:p>
          </table:table-cell>
          <table:table-cell table:style-name="Tabelle3.B1" office:value-type="string">
            <text:p text:style-name="P40">Befehl</text:p>
          </table:table-cell>
        </table:table-row>
        <table:table-row>
          <table:table-cell table:style-name="Tabelle3.A2" office:value-type="string">
            <text:p text:style-name="P40">1001</text:p>
          </table:table-cell>
          <table:table-cell table:style-name="Tabelle3.B2" office:value-type="string">
            <text:p text:style-name="P40">SPRUNG 1007, 1005</text:p>
          </table:table-cell>
        </table:table-row>
        <table:table-row>
          <table:table-cell table:style-name="Tabelle3.A2" office:value-type="string">
            <text:p text:style-name="P40">1002</text:p>
          </table:table-cell>
          <table:table-cell table:style-name="Tabelle3.B2" office:value-type="string">
            <text:p text:style-name="P40">DEKREMENT 1006</text:p>
          </table:table-cell>
        </table:table-row>
        <table:table-row>
          <table:table-cell table:style-name="Tabelle3.A2" office:value-type="string">
            <text:p text:style-name="P40">1003</text:p>
          </table:table-cell>
          <table:table-cell table:style-name="Tabelle3.B2" office:value-type="string">
            <text:p text:style-name="P40">DEKREMENT 1007</text:p>
          </table:table-cell>
        </table:table-row>
        <text:soft-page-break/>
        <table:table-row>
          <table:table-cell table:style-name="Tabelle3.A2" office:value-type="string">
            <text:p text:style-name="P40">1004</text:p>
          </table:table-cell>
          <table:table-cell table:style-name="Tabelle3.B2" office:value-type="string">
            <text:p text:style-name="P40">SPRUNG 1001</text:p>
          </table:table-cell>
        </table:table-row>
        <table:table-row>
          <table:table-cell table:style-name="Tabelle3.A2" office:value-type="string">
            <text:p text:style-name="P40">1005</text:p>
          </table:table-cell>
          <table:table-cell table:style-name="Tabelle3.B2" office:value-type="string">
            <text:p text:style-name="P40">AUSGABE 1006</text:p>
          </table:table-cell>
        </table:table-row>
      </table:table>
      <text:p text:style-name="P25"/>
      <text:p text:style-name="P26">c)</text:p>
      <text:p text:style-name="P28">Steuerwerk ‘schreibt‘ 100 nach AM</text:p>
      <text:p text:style-name="P28">Steuerwerk setzt D auf Lesen(0)</text:p>
      <text:p text:style-name="P28">Steuerwerk sendet A</text:p>
      <text:p text:style-name="P28">Speicherwerk ‘liest‘ Adresse von AM(100)</text:p>
      <text:p text:style-name="P28">Speicherwerk ‘schreibt‘ Inhalt von Speicherzelle 100 nach RM</text:p>
      <text:p text:style-name="P28">Speicherwerk sendet T</text:p>
      <text:p text:style-name="P28">Steuerwerk ‘liest‘ Daten von R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Roman10" svg:font-family="LMRoman10"/>
    <style:font-face style:name="LMMathItalic10-Regular1" svg:font-family="LMMathItalic10-Regular" style:font-family-generic="script"/>
    <style:font-face style:name="Arial1" svg:font-family="Arial" style:font-family-generic="swiss"/>
    <style:font-face style:name="LMMathItalic10-Regular" svg:font-family="LMMathItalic10-Regular" style:font-family-generic="roman" style:font-pitch="variable"/>
    <style:font-face style:name="LMMathSymbols10-Regular" svg:font-family="LMMathSymbols10-Regular" style:font-family-generic="roman" style:font-pitch="variable"/>
    <style:font-face style:name="LMRoman10-Bold" svg:font-family="LMRoman10-Bold" style:font-family-generic="roman" style:font-pitch="variable"/>
    <style:font-face style:name="LMRoman10-Regular" svg:font-family="LMRoman10-Regular" style:font-family-generic="roman" style:font-pitch="variable"/>
    <style:font-face style:name="Liberation Serif" svg:font-family="'Liberation Serif'" style:font-family-generic="roman" style:font-pitch="variable"/>
    <style:font-face style:name="MSBM10" svg:font-family="MSBM10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6:58:29.613000000</meta:creation-date>
    <dc:date>2018-11-06T12:51:46.269000000</dc:date>
    <meta:editing-duration>P1DT11H24M31S</meta:editing-duration>
    <meta:editing-cycles>24</meta:editing-cycles>
    <meta:generator>LibreOffice/5.3.6.1$Windows_X86_64 LibreOffice_project/686f202eff87ef707079aeb7f485847613344eb7</meta:generator>
    <meta:document-statistic meta:table-count="3" meta:image-count="0" meta:object-count="0" meta:page-count="3" meta:paragraph-count="102" meta:word-count="338" meta:character-count="1515" meta:non-whitespace-character-count="1262"/>
  </office:meta>
</office:document-meta>
</file>